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0185a" officeooo:paragraph-rsid="0000185a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ggan syns i hörnet på en av bilderna</text:p>
      <text:p text:style-name="P1"/>
      <text:p text:style-name="P1">HEX{StUPiD_GuiDe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02:28.620263390</meta:creation-date>
    <dc:date>2023-02-09T16:03:14.741231050</dc:date>
    <meta:editing-duration>PT47S</meta:editing-duration>
    <meta:editing-cycles>1</meta:editing-cycles>
    <meta:document-statistic meta:table-count="0" meta:image-count="0" meta:object-count="0" meta:page-count="1" meta:paragraph-count="2" meta:word-count="9" meta:character-count="56" meta:non-whitespace-character-count="49"/>
    <meta:generator>LibreOffice/7.3.7.2$Linux_X86_64 LibreOffice_project/30$Build-2</meta:generator>
  </office:meta>
</office:document-meta>
</file>